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09cm" style:rel-column-width="11916*"/>
    </style:style>
    <style:style style:name="Tabla1.B" style:family="table-column">
      <style:table-column-properties style:column-width="13.91cm" style:rel-column-width="53619*"/>
    </style:style>
    <style:style style:name="Tabla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5.152cm" style:rel-column-width="19860*"/>
    </style:style>
    <style:style style:name="Table1.B" style:family="table-column">
      <style:table-column-properties style:column-width="1.854cm" style:rel-column-width="7144*"/>
    </style:style>
    <style:style style:name="Table1.C" style:family="table-column">
      <style:table-column-properties style:column-width="9.996cm" style:rel-column-width="38531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a6a4aa" fo:padding="0.097cm" fo:border="0.05pt solid #000000" style:writing-mode="lr-tb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background-color="#a6a4aa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4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5.152cm" style:rel-column-width="19860*"/>
    </style:style>
    <style:style style:name="Table2.B" style:family="table-column">
      <style:table-column-properties style:column-width="1.854cm" style:rel-column-width="7144*"/>
    </style:style>
    <style:style style:name="Table2.C" style:family="table-column">
      <style:table-column-properties style:column-width="9.996cm" style:rel-column-width="3853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a6a4aa" fo:padding="0.097cm" fo:border="0.05pt solid #000000" style:writing-mode="lr-tb">
        <style:background-image/>
      </style:table-cell-properties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style:vertical-align="middle" fo:background-color="#a6a4aa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4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9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ba5a" officeooo:paragraph-rsid="0021585c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ba5a" officeooo:paragraph-rsid="003fdf3a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2a61b8" officeooo:paragraph-rsid="001fc730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2a61b8" officeooo:paragraph-rsid="003fdf3a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6e82a3" officeooo:paragraph-rsid="001fc730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6e82a3" officeooo:paragraph-rsid="003fdf3a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713f5f" officeooo:paragraph-rsid="001fc730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713f5f" officeooo:paragraph-rsid="003fdf3a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6e82a3" officeooo:paragraph-rsid="001fc730" fo:background-color="transparent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6e82a3" officeooo:paragraph-rsid="003fdf3a" fo:background-color="transparent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style:font-name="FreeSans" fo:font-size="14pt" fo:letter-spacing="0.035cm" officeooo:rsid="00713f5f" officeooo:paragraph-rsid="001fc730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78deec" officeooo:paragraph-rsid="002a1bb9" style:font-size-asian="14pt" style:font-size-complex="14pt"/>
    </style:style>
    <style:style style:name="P13" style:family="paragraph" style:parent-style-name="Table_20_Contents">
      <style:text-properties style:font-name="FreeSans" fo:font-size="14pt" fo:letter-spacing="0.035cm" officeooo:rsid="0078deec" officeooo:paragraph-rsid="00440bcc" style:font-size-asian="14pt" style:font-size-complex="14pt"/>
    </style:style>
    <style:style style:name="P14" style:family="paragraph" style:parent-style-name="Table_20_Contents">
      <style:text-properties style:font-name="FreeSans" fo:font-size="14pt" fo:letter-spacing="0.035cm" officeooo:rsid="007f3adc" officeooo:paragraph-rsid="001fc730" style:font-size-asian="14pt" style:font-size-complex="14pt"/>
    </style:style>
    <style:style style:name="P15" style:family="paragraph" style:parent-style-name="Table_20_Contents">
      <style:text-properties style:font-name="FreeSans" fo:font-size="14pt" fo:letter-spacing="0.035cm" officeooo:rsid="007f3adc" officeooo:paragraph-rsid="003fdf3a" style:font-size-asian="14pt" style:font-size-complex="14pt"/>
    </style:style>
    <style:style style:name="P16" style:family="paragraph" style:parent-style-name="Table_20_Contents">
      <style:text-properties style:font-name="FreeSans" fo:font-size="14pt" fo:letter-spacing="0.035cm" officeooo:rsid="00218a5e" officeooo:paragraph-rsid="00218a5e" style:font-size-asian="14pt" style:font-size-complex="14pt"/>
    </style:style>
    <style:style style:name="P17" style:family="paragraph" style:parent-style-name="Table_20_Contents">
      <style:text-properties style:font-name="FreeSans" fo:font-size="14pt" fo:letter-spacing="0.035cm" officeooo:rsid="00218a5e" officeooo:paragraph-rsid="003fdf3a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4pt" fo:letter-spacing="0.035cm" fo:font-weight="bold" officeooo:rsid="00713f5f" officeooo:paragraph-rsid="001fc730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style:font-name="FreeSans" fo:font-size="14pt" fo:letter-spacing="0.035cm" fo:font-weight="bold" officeooo:rsid="00218a5e" officeooo:paragraph-rsid="00218a5e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style:font-name="FreeSans" fo:font-size="14pt" fo:letter-spacing="0.035cm" fo:font-weight="bold" officeooo:rsid="00218a5e" officeooo:paragraph-rsid="003fdf3a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fo:letter-spacing="0.035cm" fo:font-weight="bold" officeooo:rsid="002c03f3" officeooo:paragraph-rsid="002c03f3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font-weight="bold" officeooo:rsid="0034fa5e" officeooo:paragraph-rsid="0034fa5e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font-weight="bold" officeooo:rsid="0034fa5e" officeooo:paragraph-rsid="003fdf3a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font-weight="bold" officeooo:rsid="0048da90" officeooo:paragraph-rsid="0048da90" style:font-size-asian="14pt" style:font-weight-asian="bold" style:font-size-complex="14pt" style:font-weight-complex="bold"/>
    </style:style>
    <style:style style:name="P25" style:family="paragraph" style:parent-style-name="Table_20_Contents">
      <style:text-properties style:font-name="FreeSans" fo:font-size="14pt" fo:letter-spacing="0.035cm" style:text-underline-style="solid" style:text-underline-width="auto" style:text-underline-color="font-color" officeooo:rsid="0031c888" officeooo:paragraph-rsid="0031c888" style:font-size-asian="14pt" style:font-size-complex="14pt"/>
    </style:style>
    <style:style style:name="P26" style:family="paragraph" style:parent-style-name="Table_20_Contents">
      <style:text-properties style:font-name="FreeSans" fo:font-size="14pt" fo:letter-spacing="0.035cm" style:text-underline-style="none" officeooo:rsid="0031c888" officeooo:paragraph-rsid="0031c888" style:font-size-asian="14pt" style:font-size-complex="14pt"/>
    </style:style>
    <style:style style:name="P27" style:family="paragraph" style:parent-style-name="Table_20_Contents">
      <style:text-properties style:font-name="FreeSans" fo:font-size="14pt" fo:letter-spacing="0.035cm" style:text-underline-style="none" officeooo:rsid="0036d00d" officeooo:paragraph-rsid="0036d00d" style:font-size-asian="14pt" style:font-size-complex="14pt"/>
    </style:style>
    <style:style style:name="P28" style:family="paragraph" style:parent-style-name="Table_20_Contents">
      <style:text-properties style:font-name="FreeSans" fo:font-size="14pt" fo:letter-spacing="0.035cm" style:text-underline-style="none" fo:font-weight="normal" officeooo:rsid="00392dab" officeooo:paragraph-rsid="00392dab" style:font-size-asian="14pt" style:font-weight-asian="normal" style:font-size-complex="14pt" style:font-weight-complex="normal"/>
    </style:style>
    <style:style style:name="P29" style:family="paragraph" style:parent-style-name="Table_20_Contents">
      <style:text-properties style:font-name="FreeSans" fo:font-size="14pt" fo:letter-spacing="0.035cm" style:text-underline-style="none" fo:font-weight="normal" officeooo:rsid="003a609d" officeooo:paragraph-rsid="003a609d" style:font-size-asian="14pt" style:font-weight-asian="normal" style:font-size-complex="14pt" style:font-weight-complex="normal"/>
    </style:style>
    <style:style style:name="P30" style:family="paragraph" style:parent-style-name="Table_20_Contents">
      <style:text-properties style:font-name="FreeSans" fo:font-size="14pt" fo:letter-spacing="0.035cm" style:text-underline-style="none" fo:font-weight="bold" officeooo:rsid="0036d00d" officeooo:paragraph-rsid="0036d00d" style:font-size-asian="14pt" style:font-weight-asian="bold" style:font-size-complex="14pt" style:font-weight-complex="bold"/>
    </style:style>
    <style:style style:name="P31" style:family="paragraph" style:parent-style-name="Table_20_Contents">
      <style:text-properties style:font-name="FreeSans" fo:font-size="14pt" fo:letter-spacing="0.035cm" style:text-underline-style="none" fo:font-weight="bold" officeooo:rsid="00392dab" officeooo:paragraph-rsid="00392dab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2pt" fo:text-shadow="1pt 1pt" fo:font-weight="bold" officeooo:rsid="00613584" officeooo:paragraph-rsid="0021585c" fo:background-color="transparent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2pt" fo:text-shadow="1pt 1pt" fo:font-weight="bold" officeooo:rsid="001c9c72" officeooo:paragraph-rsid="0021585c" fo:background-color="transparent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2pt" fo:text-shadow="1pt 1pt" fo:font-weight="bold" officeooo:rsid="00613584" officeooo:paragraph-rsid="0021585c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FreeSans" fo:font-size="12pt" officeooo:rsid="0047c25f" officeooo:paragraph-rsid="0021585c" fo:background-color="transparent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FreeSans" fo:font-size="12pt" officeooo:rsid="005d3df6" officeooo:paragraph-rsid="0021585c" fo:background-color="transparent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FreeSans" fo:font-size="12pt" officeooo:rsid="00500639" officeooo:paragraph-rsid="0021585c" fo:background-color="transparent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FreeSans" fo:font-size="12pt" officeooo:rsid="004d2ab8" officeooo:paragraph-rsid="0021585c" fo:background-color="transparent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FreeSans" fo:font-size="12pt" officeooo:rsid="004c2aee" officeooo:paragraph-rsid="0021585c" fo:background-color="transparent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FreeSans" fo:font-size="12pt" officeooo:rsid="004cc46b" officeooo:paragraph-rsid="0021585c" fo:background-color="transparent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FreeSans" fo:font-size="12pt" officeooo:rsid="004e0546" officeooo:paragraph-rsid="0021585c" fo:background-color="transparent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FreeSans" fo:font-size="12pt" officeooo:rsid="0067d558" officeooo:paragraph-rsid="0021585c" fo:background-color="transparent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FreeSans" fo:font-size="12pt" officeooo:rsid="00580506" officeooo:paragraph-rsid="0021585c" fo:background-color="transparent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FreeSans" fo:font-size="12pt" officeooo:rsid="0058f7ff" officeooo:paragraph-rsid="0021585c" fo:background-color="transparent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FreeSans" fo:font-size="12pt" officeooo:rsid="006ce14a" officeooo:paragraph-rsid="0021585c" fo:background-color="transparent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FreeSans" fo:font-size="12pt" officeooo:rsid="004d2ab8" officeooo:paragraph-rsid="0021585c" fo:background-color="#ffffff" style:font-size-asian="12pt" style:font-size-complex="12pt"/>
    </style:style>
    <style:style style:name="P47" style:family="paragraph" style:parent-style-name="Table_20_Contents">
      <style:text-properties officeooo:rsid="007b8d67" officeooo:paragraph-rsid="002c03f3"/>
    </style:style>
    <style:style style:name="P48" style:family="paragraph" style:parent-style-name="Table_20_Contents">
      <style:text-properties officeooo:rsid="007b8d67" officeooo:paragraph-rsid="003fdf3a"/>
    </style:style>
    <style:style style:name="P49" style:family="paragraph" style:parent-style-name="Table_20_Contents">
      <style:text-properties style:font-name="FreeSans" fo:font-size="14pt" fo:letter-spacing="0.035cm" style:text-underline-style="solid" style:text-underline-width="auto" style:text-underline-color="font-color" officeooo:rsid="0031c888" officeooo:paragraph-rsid="003fdf3a" style:font-size-asian="14pt" style:font-size-complex="14pt"/>
    </style:style>
    <style:style style:name="P50" style:family="paragraph" style:parent-style-name="Table_20_Contents">
      <style:text-properties style:font-name="FreeSans" fo:font-size="14pt" fo:letter-spacing="0.035cm" style:text-underline-style="solid" style:text-underline-width="auto" style:text-underline-color="font-color" officeooo:rsid="0051f7a1" officeooo:paragraph-rsid="0051f7a1" style:font-size-asian="14pt" style:font-size-complex="14pt"/>
    </style:style>
    <style:style style:name="P51" style:family="paragraph" style:parent-style-name="Table_20_Contents">
      <style:text-properties style:font-name="FreeSans" fo:font-size="14pt" fo:letter-spacing="0.035cm" style:text-underline-style="solid" style:text-underline-width="auto" style:text-underline-color="font-color" officeooo:rsid="00757a99" officeooo:paragraph-rsid="00757a99" style:font-size-asian="14pt" style:font-size-complex="14pt"/>
    </style:style>
    <style:style style:name="P52" style:family="paragraph" style:parent-style-name="Table_20_Contents">
      <style:text-properties style:font-name="FreeSans" fo:font-size="14pt" fo:letter-spacing="0.035cm" style:text-underline-style="none" officeooo:rsid="005572a5" officeooo:paragraph-rsid="0077f69c" style:font-size-asian="14pt" style:font-size-complex="14pt"/>
    </style:style>
    <style:style style:name="P53" style:family="paragraph" style:parent-style-name="Table_20_Contents">
      <style:text-properties style:font-name="FreeSans" fo:font-size="14pt" fo:letter-spacing="0.035cm" style:text-underline-style="none" officeooo:rsid="0060c5c9" officeooo:paragraph-rsid="0060c5c9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FreeSans" fo:font-size="14pt" fo:letter-spacing="0.035cm" fo:font-weight="bold" officeooo:rsid="00607b5f" officeooo:paragraph-rsid="00607b5f" style:font-size-asian="14pt" style:font-weight-asian="bold" style:font-size-complex="14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FreeSans" fo:font-size="14pt" fo:letter-spacing="0.035cm" fo:font-weight="bold" officeooo:rsid="0060c5c9" officeooo:paragraph-rsid="0060c5c9" style:font-size-asian="14pt" style:font-weight-asian="bold" style:font-size-complex="14pt" style:font-weight-complex="bold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7a0287"/>
    </style:style>
    <style:style style:name="T3" style:family="text">
      <style:text-properties style:text-underline-style="solid" style:text-underline-width="auto" style:text-underline-color="font-color" officeooo:rsid="0048da90"/>
    </style:style>
    <style:style style:name="T4" style:family="text">
      <style:text-properties style:text-underline-style="solid" style:text-underline-width="auto" style:text-underline-color="font-color" officeooo:rsid="0056faa9"/>
    </style:style>
    <style:style style:name="T5" style:family="text">
      <style:text-properties style:text-underline-style="solid" style:text-underline-width="auto" style:text-underline-color="font-color" officeooo:rsid="005c0cd8"/>
    </style:style>
    <style:style style:name="T6" style:family="text">
      <style:text-properties style:text-underline-style="solid" style:text-underline-width="auto" style:text-underline-color="font-color" officeooo:rsid="005d22cf"/>
    </style:style>
    <style:style style:name="T7" style:family="text">
      <style:text-properties style:text-underline-style="solid" style:text-underline-width="auto" style:text-underline-color="font-color" officeooo:rsid="006e2b02"/>
    </style:style>
    <style:style style:name="T8" style:family="text">
      <style:text-properties officeooo:rsid="00775820"/>
    </style:style>
    <style:style style:name="T9" style:family="text">
      <style:text-properties fo:font-style="italic" officeooo:rsid="00775820" style:font-style-asian="italic" style:font-style-complex="italic"/>
    </style:style>
    <style:style style:name="T10" style:family="text">
      <style:text-properties fo:font-style="italic" officeooo:rsid="005d22cf" style:font-style-asian="italic" style:font-style-complex="italic"/>
    </style:style>
    <style:style style:name="T11" style:family="text">
      <style:text-properties fo:font-style="italic" officeooo:rsid="00735c63" style:font-style-asian="italic" style:font-style-complex="italic"/>
    </style:style>
    <style:style style:name="T12" style:family="text">
      <style:text-properties fo:font-style="italic" officeooo:rsid="007419fc" style:font-style-asian="italic" style:font-style-complex="italic"/>
    </style:style>
    <style:style style:name="T13" style:family="text">
      <style:text-properties fo:font-style="italic" officeooo:rsid="007d5eea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775820" style:font-style-asian="normal" style:font-style-complex="normal"/>
    </style:style>
    <style:style style:name="T16" style:family="text">
      <style:text-properties fo:font-style="normal" officeooo:rsid="0033c38a" style:font-style-asian="normal" style:font-style-complex="normal"/>
    </style:style>
    <style:style style:name="T17" style:family="text">
      <style:text-properties fo:font-style="normal" officeooo:rsid="005d22cf" style:font-style-asian="normal" style:font-style-complex="normal"/>
    </style:style>
    <style:style style:name="T18" style:family="text">
      <style:text-properties fo:font-style="normal" officeooo:rsid="0073475e" style:font-style-asian="normal" style:font-style-complex="normal"/>
    </style:style>
    <style:style style:name="T19" style:family="text">
      <style:text-properties fo:font-style="normal" officeooo:rsid="00735c63" style:font-style-asian="normal" style:font-style-complex="normal"/>
    </style:style>
    <style:style style:name="T20" style:family="text">
      <style:text-properties fo:font-style="normal" officeooo:rsid="007388e6" style:font-style-asian="normal" style:font-style-complex="normal"/>
    </style:style>
    <style:style style:name="T21" style:family="text">
      <style:text-properties fo:font-style="normal" officeooo:rsid="0073a00b" style:font-style-asian="normal" style:font-style-complex="normal"/>
    </style:style>
    <style:style style:name="T22" style:family="text">
      <style:text-properties fo:font-style="normal" officeooo:rsid="007419fc" style:font-style-asian="normal" style:font-style-complex="normal"/>
    </style:style>
    <style:style style:name="T23" style:family="text">
      <style:text-properties fo:font-style="normal" officeooo:rsid="007d5eea" style:font-style-asian="normal" style:font-style-complex="normal"/>
    </style:style>
    <style:style style:name="T24" style:family="text">
      <style:text-properties fo:font-style="normal" officeooo:rsid="0080fd00" style:font-style-asian="normal" style:font-style-complex="normal"/>
    </style:style>
    <style:style style:name="T25" style:family="text">
      <style:text-properties fo:font-style="normal" style:text-underline-style="solid" style:text-underline-width="auto" style:text-underline-color="font-color" officeooo:rsid="00775820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officeooo:rsid="005d22cf" style:font-style-asian="normal" style:font-style-complex="normal"/>
    </style:style>
    <style:style style:name="T27" style:family="text">
      <style:text-properties fo:font-style="normal" style:text-underline-style="solid" style:text-underline-width="auto" style:text-underline-color="font-color" officeooo:rsid="0073475e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7388e6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officeooo:rsid="0073a00b" style:font-style-asian="normal" style:font-style-complex="normal"/>
    </style:style>
    <style:style style:name="T30" style:family="text">
      <style:text-properties fo:font-style="normal" style:text-underline-style="solid" style:text-underline-width="auto" style:text-underline-color="font-color" officeooo:rsid="007419fc" style:font-style-asian="normal" style:font-style-complex="normal"/>
    </style:style>
    <style:style style:name="T31" style:family="text">
      <style:text-properties fo:font-style="normal" style:text-underline-style="solid" style:text-underline-width="auto" style:text-underline-color="font-color" officeooo:rsid="007d5eea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officeooo:rsid="007d5c3d" style:font-style-asian="normal" style:font-style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font-style="normal" style:text-underline-style="none" officeooo:rsid="00775820" style:font-style-asian="normal" style:font-style-complex="normal"/>
    </style:style>
    <style:style style:name="T35" style:family="text">
      <style:text-properties fo:font-style="normal" style:text-underline-style="none" officeooo:rsid="00392dab" style:font-style-asian="normal" style:font-style-complex="normal"/>
    </style:style>
    <style:style style:name="T36" style:family="text">
      <style:text-properties fo:font-style="normal" style:text-underline-style="none" officeooo:rsid="004c814d" style:font-style-asian="normal" style:font-style-complex="normal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7a0287"/>
    </style:style>
    <style:style style:name="T39" style:family="text">
      <style:text-properties style:text-underline-style="none" officeooo:rsid="0026f0f9"/>
    </style:style>
    <style:style style:name="T40" style:family="text">
      <style:text-properties style:text-underline-style="none" officeooo:rsid="002a1bb9"/>
    </style:style>
    <style:style style:name="T41" style:family="text">
      <style:text-properties style:text-underline-style="none" officeooo:rsid="00456975"/>
    </style:style>
    <style:style style:name="T42" style:family="text">
      <style:text-properties style:text-underline-style="none" officeooo:rsid="0048da90"/>
    </style:style>
    <style:style style:name="T43" style:family="text">
      <style:text-properties style:font-name="FreeSans" fo:font-size="14pt" fo:letter-spacing="0.035cm" fo:font-style="normal" style:text-underline-style="solid" style:text-underline-width="auto" style:text-underline-color="font-color" officeooo:rsid="002c03f3" style:font-size-asian="14pt" style:font-style-asian="normal" style:font-size-complex="14pt" style:font-style-complex="normal"/>
    </style:style>
    <style:style style:name="T44" style:family="text">
      <style:text-properties style:font-name="FreeSans" fo:font-size="14pt" fo:letter-spacing="0.035cm" fo:font-style="normal" style:text-underline-style="solid" style:text-underline-width="auto" style:text-underline-color="font-color" officeooo:rsid="002f2532" style:font-size-asian="14pt" style:font-style-asian="normal" style:font-size-complex="14pt" style:font-style-complex="normal"/>
    </style:style>
    <style:style style:name="T45" style:family="text">
      <style:text-properties style:font-name="FreeSans" fo:font-size="14pt" fo:letter-spacing="0.035cm" fo:font-style="normal" style:text-underline-style="solid" style:text-underline-width="auto" style:text-underline-color="font-color" officeooo:rsid="004a7836" style:font-size-asian="14pt" style:font-style-asian="normal" style:font-size-complex="14pt" style:font-style-complex="normal"/>
    </style:style>
    <style:style style:name="T46" style:family="text">
      <style:text-properties style:font-name="FreeSans" fo:font-size="14pt" fo:letter-spacing="0.035cm" fo:font-style="normal" style:text-underline-style="none" officeooo:rsid="002c03f3" style:font-size-asian="14pt" style:font-style-asian="normal" style:font-size-complex="14pt" style:font-style-complex="normal"/>
    </style:style>
    <style:style style:name="T47" style:family="text">
      <style:text-properties style:font-name="FreeSans" fo:font-size="14pt" fo:letter-spacing="0.035cm" fo:font-style="normal" style:text-underline-style="none" officeooo:rsid="002f2532" style:font-size-asian="14pt" style:font-style-asian="normal" style:font-size-complex="14pt" style:font-style-complex="normal"/>
    </style:style>
    <style:style style:name="T48" style:family="text">
      <style:text-properties style:font-name="FreeSans" fo:font-size="14pt" fo:letter-spacing="0.035cm" fo:font-style="italic" style:text-underline-style="none" officeooo:rsid="002c03f3" style:font-size-asian="14pt" style:font-style-asian="italic" style:font-size-complex="14pt" style:font-style-complex="italic"/>
    </style:style>
    <style:style style:name="T49" style:family="text">
      <style:text-properties style:font-name="FreeSans" fo:font-size="14pt" fo:letter-spacing="0.035cm" fo:font-style="italic" style:text-underline-style="none" officeooo:rsid="004a7836" style:font-size-asian="14pt" style:font-style-asian="italic" style:font-size-complex="14pt" style:font-style-complex="italic"/>
    </style:style>
    <style:style style:name="T50" style:family="text">
      <style:text-properties style:font-name="FreeSans" fo:font-size="14pt" fo:letter-spacing="0.035cm" style:text-underline-style="none" style:font-size-asian="14pt" style:font-size-complex="14pt"/>
    </style:style>
    <style:style style:name="T51" style:family="text">
      <style:text-properties style:font-name="FreeSans" fo:font-size="14pt" fo:letter-spacing="0.035cm" style:text-underline-style="none" officeooo:rsid="002c03f3" style:font-size-asian="14pt" style:font-size-complex="14pt"/>
    </style:style>
    <style:style style:name="T52" style:family="text">
      <style:text-properties style:font-name="FreeSans" fo:font-size="14pt" fo:letter-spacing="0.035cm" style:text-underline-style="solid" style:text-underline-width="auto" style:text-underline-color="font-color" style:font-size-asian="14pt" style:font-size-complex="14pt"/>
    </style:style>
    <style:style style:name="T53" style:family="text">
      <style:text-properties officeooo:rsid="001fc730"/>
    </style:style>
    <style:style style:name="T54" style:family="text">
      <style:text-properties officeooo:rsid="00457fd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5ff4c8" style:font-weight-asian="bold" style:font-weight-complex="bold"/>
    </style:style>
    <style:style style:name="T57" style:family="text">
      <style:text-properties fo:font-weight="bold" officeooo:rsid="00609df7" style:font-weight-asian="bold" style:font-weight-complex="bold"/>
    </style:style>
    <style:style style:name="T58" style:family="text">
      <style:text-properties fo:font-weight="bold" officeooo:rsid="0067adee" style:font-weight-asian="bold" style:font-weight-complex="bold"/>
    </style:style>
    <style:style style:name="T59" style:family="text">
      <style:text-properties fo:font-weight="bold" officeooo:rsid="0067d558" style:font-weight-asian="bold" style:font-weight-complex="bold"/>
    </style:style>
    <style:style style:name="T60" style:family="text">
      <style:text-properties fo:font-weight="bold" officeooo:rsid="006ce14a" style:font-weight-asian="bold" style:font-weight-complex="bold"/>
    </style:style>
    <style:style style:name="T61" style:family="text">
      <style:text-properties officeooo:rsid="005ff4c8"/>
    </style:style>
    <style:style style:name="T62" style:family="text">
      <style:text-properties officeooo:rsid="00609df7"/>
    </style:style>
    <style:style style:name="T63" style:family="text">
      <style:text-properties style:use-window-font-color="true" style:text-line-through-style="none" style:text-line-through-type="none"/>
    </style:style>
    <style:style style:name="T64" style:family="text">
      <style:text-properties officeooo:rsid="0051ce3c"/>
    </style:style>
    <style:style style:name="T65" style:family="text">
      <style:text-properties officeooo:rsid="00662919"/>
    </style:style>
    <style:style style:name="T66" style:family="text">
      <style:text-properties officeooo:rsid="006a98da"/>
    </style:style>
    <style:style style:name="T67" style:family="text">
      <style:text-properties officeooo:rsid="006bfc96"/>
    </style:style>
    <style:style style:name="T68" style:family="text">
      <style:text-properties officeooo:rsid="006ce14a"/>
    </style:style>
    <style:style style:name="T69" style:family="text">
      <style:text-properties officeooo:rsid="002a1bb9"/>
    </style:style>
    <style:style style:name="T70" style:family="text">
      <style:text-properties officeooo:rsid="003a609d"/>
    </style:style>
    <style:style style:name="T71" style:family="text">
      <style:text-properties officeooo:rsid="003caec9"/>
    </style:style>
    <style:style style:name="T72" style:family="text">
      <style:text-properties officeooo:rsid="003fdf3a"/>
    </style:style>
    <style:style style:name="T73" style:family="text">
      <style:text-properties officeooo:rsid="003feee2"/>
    </style:style>
    <style:style style:name="T74" style:family="text">
      <style:text-properties officeooo:rsid="00440bcc"/>
    </style:style>
    <style:style style:name="T75" style:family="text">
      <style:text-properties style:text-outline="true" fo:font-style="normal" fo:text-shadow="none" style:text-underline-style="none" fo:font-weight="normal" officeooo:rsid="004c814d" style:font-style-asian="normal" style:font-weight-asian="normal" style:font-style-complex="normal" style:font-weight-complex="normal"/>
    </style:style>
    <style:style style:name="T76" style:family="text">
      <style:text-properties style:text-outline="true" fo:font-style="normal" fo:text-shadow="none" style:text-underline-style="none" officeooo:rsid="004c814d" style:font-style-asian="normal" style:font-style-complex="normal"/>
    </style:style>
    <style:style style:name="T77" style:family="text">
      <style:text-properties officeooo:rsid="0056faa9"/>
    </style:style>
    <style:style style:name="T78" style:family="text">
      <style:text-properties officeooo:rsid="005d22cf"/>
    </style:style>
    <style:style style:name="T79" style:family="text">
      <style:text-properties officeooo:rsid="00615554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2">Dimensiones</text:p>
          </table:table-cell>
          <table:table-cell table:style-name="Tabla1.B1" office:value-type="string">
            <text:p text:style-name="P33">Clases <text:span text:style-name="T54">análisis detectadas</text:span></text:p>
          </table:table-cell>
        </table:table-row>
        <table:table-row>
          <table:table-cell table:style-name="Tabla1.A2" office:value-type="string">
            <text:p text:style-name="P34">Modelo</text:p>
          </table:table-cell>
          <table:table-cell table:style-name="Tabla1.B2" office:value-type="string">
            <text:p text:style-name="P35"><text:span text:style-name="T56">1.</text:span><text:span text:style-name="T61"> </text:span>Formulario</text:p>
            <text:p text:style-name="P46"><text:span text:style-name="T56">2.</text:span><text:span text:style-name="T61"> </text:span>Usuario</text:p>
            <text:p text:style-name="P36"><text:span text:style-name="T56">3.</text:span><text:span text:style-name="T61"> </text:span>Informe</text:p>
          </table:table-cell>
        </table:table-row>
        <table:table-row>
          <table:table-cell table:style-name="Tabla1.A2" office:value-type="string">
            <text:p text:style-name="P34">Vista</text:p>
          </table:table-cell>
          <table:table-cell table:style-name="Tabla1.B3" office:value-type="string">
            <text:p text:style-name="P37"><text:span text:style-name="T56">1.</text:span><text:span text:style-name="T61"> </text:span>Manejador Principal</text:p>
            <text:p text:style-name="P35"><text:span text:style-name="T56">2.</text:span><text:span text:style-name="T61"> </text:span>Manejador Formulario</text:p>
            <text:p text:style-name="P38"><text:span text:style-name="T56">3.</text:span><text:span text:style-name="T61"> </text:span>Manejador Usuario</text:p>
            <text:p text:style-name="P36"><text:span text:style-name="T56">4.</text:span><text:span text:style-name="T61"> </text:span>Manejador informe</text:p>
          </table:table-cell>
        </table:table-row>
        <table:table-row>
          <table:table-cell table:style-name="Tabla1.A2" office:value-type="string">
            <text:p text:style-name="P34">Control</text:p>
          </table:table-cell>
          <table:table-cell table:style-name="Tabla1.B4" office:value-type="string">
            <text:p text:style-name="P39"><text:span text:style-name="T57">1.</text:span><text:span text:style-name="T62"> </text:span>Interfaz de usuario</text:p>
            <text:p text:style-name="P39"><text:span text:style-name="T57">2.</text:span><text:span text:style-name="T62"> </text:span>Interfaz de la base de datos</text:p>
            <text:p text:style-name="P39"><text:span text:style-name="T57">3.</text:span><text:span text:style-name="T62"> </text:span>Pantalla principal</text:p>
            <text:p text:style-name="P39"><text:span text:style-name="T57">4.</text:span><text:span text:style-name="T62"> </text:span>Pantalla resultado<text:span text:style-name="T62">s</text:span> de <text:span text:style-name="T62">búsqueda</text:span></text:p>
            <text:p text:style-name="P37"><text:span text:style-name="T57">5.</text:span><text:span text:style-name="T62"> </text:span>Pantalla rellenado de formulario</text:p>
            <text:p text:style-name="P37"><text:span text:style-name="T57">6.</text:span><text:span text:style-name="T62"> </text:span>Pantalla confirmación</text:p>
            <text:p text:style-name="P37"><text:span text:style-name="T57">7.</text:span><text:span text:style-name="T62"> </text:span><text:span text:style-name="T63">Pantalla notificación</text:span></text:p>
            <text:p text:style-name="P40"><text:span text:style-name="T57">8.</text:span><text:span text:style-name="T62"> </text:span>Pantalla de error</text:p>
            <text:p text:style-name="P41"><text:span text:style-name="T58">9</text:span><text:span text:style-name="T57">.</text:span><text:span text:style-name="T62"> </text:span>Pantalla <text:span text:style-name="T64">de gestión de formularios</text:span></text:p>
            <text:p text:style-name="P41"><text:span text:style-name="T58">10</text:span><text:span text:style-name="T57">.</text:span><text:span text:style-name="T62"> </text:span>Pantalla <text:span text:style-name="T65">alta</text:span> de formulario</text:p>
            <text:p text:style-name="P42"><text:span text:style-name="T55">11.</text:span> Pantalla baja de formulario</text:p>
            <text:p text:style-name="P37"><text:span text:style-name="T57">1</text:span><text:span text:style-name="T59">2</text:span><text:span text:style-name="T57">.</text:span><text:span text:style-name="T62"> </text:span>Pantalla <text:span text:style-name="T66">modificación de</text:span> formulario</text:p>
            <text:p text:style-name="P43"><text:span text:style-name="T57">1</text:span><text:span text:style-name="T60">3</text:span><text:span text:style-name="T57">.</text:span><text:span text:style-name="T62"> </text:span>Pantalla de gestión de <text:span text:style-name="T67">gestores</text:span> de formularios</text:p>
            <text:p text:style-name="P44"><text:span text:style-name="T57">1</text:span><text:span text:style-name="T60">4</text:span><text:span text:style-name="T57">.</text:span><text:span text:style-name="T62"> </text:span>Pantalla <text:span text:style-name="T68">alta gestor </text:span>de formularios</text:p>
            <text:p text:style-name="P45"><text:span text:style-name="T55">15.</text:span> Pantalla baja gestor de formularios</text:p>
            <text:p text:style-name="P36"><text:span text:style-name="T57">1</text:span><text:span text:style-name="T60">6</text:span><text:span text:style-name="T57">.</text:span><text:span text:style-name="T62"> </text:span>Pantalla modifica<text:span text:style-name="T68">ción</text:span> <text:span text:style-name="T68">gestor </text:span>de formularios</text:p>
            <text:p text:style-name="P36"><text:span text:style-name="T57">1</text:span><text:span text:style-name="T60">7</text:span><text:span text:style-name="T57">.</text:span><text:span text:style-name="T62"> </text:span>Pantalla generación informes</text:p>
            <text:p text:style-name="P36"><text:span text:style-name="T57">1</text:span><text:span text:style-name="T60">8</text:span><text:span text:style-name="T57">.</text:span><text:span text:style-name="T62"> </text:span>Pantalla informe</text:p>
            <text:p text:style-name="P36"><text:span text:style-name="T60">19</text:span><text:span text:style-name="T57">.</text:span><text:span text:style-name="T62"> </text:span>Pantalla iniciar sesión</text:p>
          </table:table-cell>
        </table:table-row>
      </table:table>
      <text:p text:style-name="P1"/>
      <text:p text:style-name="P1">CU0<text:span text:style-name="T53">3</text:span>: <text:span text:style-name="T53">ABM de formulario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Descripción</text:p>
          </table:table-cell>
          <table:table-cell table:style-name="Table1.B1" table:number-columns-spanned="2" office:value-type="string">
            <text:p text:style-name="P16">En este caso de uso el actor involucrado podrá acceder a las funcionalidad de Alta, Baja y Modificación de formularios.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5">Actor(es)</text:p>
          </table:table-cell>
          <table:table-cell table:style-name="Table1.B2" table:number-columns-spanned="2" office:value-type="string">
            <text:p text:style-name="P19">Gestor de formularios</text:p>
          </table:table-cell>
          <table:covered-table-cell/>
        </table:table-row>
        <table:table-row table:style-name="Table1.1">
          <table:table-cell table:style-name="Table1.A2" table:number-rows-spanned="6" office:value-type="string">
            <text:p text:style-name="P5">Flujo normal</text:p>
          </table:table-cell>
          <table:table-cell table:style-name="Table1.B3" office:value-type="string">
            <text:p text:style-name="P7">Paso</text:p>
          </table:table-cell>
          <table:table-cell table:style-name="Table1.C3" office:value-type="string">
            <text:p text:style-name="P7">Acción</text:p>
          </table:table-cell>
        </table:table-row>
        <table:table-row table:style-name="Table1.1">
          <table:covered-table-cell/>
          <table:table-cell table:style-name="Table1.B4" office:value-type="string">
            <text:p text:style-name="P18">1</text:p>
          </table:table-cell>
          <table:table-cell table:style-name="Table1.C4" office:value-type="string">
            <text:p text:style-name="P11"><text:span text:style-name="T1">ManejadorPrincipal</text:span> <text:span text:style-name="T8">solicita </text:span><text:span text:style-name="T9">desplegarPantallaPrincipal</text:span><text:span text:style-name="T15"> a </text:span><text:span text:style-name="T25">InterfazUsuario</text:span><text:span text:style-name="T15">; </text:span><text:span text:style-name="T25">InterfazUsuario</text:span><text:span text:style-name="T34"> despliega </text:span><text:span text:style-name="T25">PantallaPrincipal</text:span><text:span text:style-name="T34">.</text:span></text:p>
          </table:table-cell>
        </table:table-row>
        <table:table-row table:style-name="Table1.1">
          <table:covered-table-cell/>
          <table:table-cell table:style-name="Table1.B7" office:value-type="string">
            <text:p text:style-name="P21">2</text:p>
          </table:table-cell>
          <table:table-cell table:style-name="Table1.C7" office:value-type="string">
            <text:p text:style-name="P12"><text:span text:style-name="T39">El gestor de formularios presiona el botón “Gestionar formularios”.</text:span>; <text:span text:style-name="T1">PantallaPrincipal</text:span> envía el evento <text:soft-page-break/>“<text:span text:style-name="T69">Gestionar formularios</text:span>” a <text:span text:style-name="T1">InterfazUsuario</text:span><text:span text:style-name="T37">; </text:span><text:span text:style-name="T2">InterfazUsuario</text:span><text:span text:style-name="T38"> envía el evento “</text:span><text:span text:style-name="T40">Gestionar formularios</text:span><text:span text:style-name="T38">” a </text:span><text:span text:style-name="T2">ManejadorPrincipal</text:span><text:span text:style-name="T38">.</text:span></text:p>
          </table:table-cell>
        </table:table-row>
        <table:table-row table:style-name="Table1.1">
          <table:covered-table-cell/>
          <table:table-cell table:style-name="Table1.B7" office:value-type="string">
            <text:p text:style-name="P22">3</text:p>
          </table:table-cell>
          <table:table-cell table:style-name="Table1.C7" office:value-type="string">
            <text:p text:style-name="P47"><text:span text:style-name="T52">ManejadorPrincipal</text:span><text:span text:style-name="T50"> </text:span><text:span text:style-name="T51">solicita </text:span><text:span text:style-name="T48">desplegarPantallaGestionFormularios </text:span><text:span text:style-name="T46">a </text:span><text:span text:style-name="T43">InterfazUsuario</text:span><text:span text:style-name="T46">; </text:span><text:span text:style-name="T44">InterfazUsuario </text:span><text:span text:style-name="T47">despliega </text:span><text:span text:style-name="T44">PantallaGestionFormularios</text:span><text:span text:style-name="T47">.</text:span></text:p>
          </table:table-cell>
        </table:table-row>
        <table:table-row table:style-name="Table1.1">
          <table:covered-table-cell/>
          <table:table-cell table:style-name="Table1.B7" office:value-type="string">
            <text:p text:style-name="P22">4</text:p>
          </table:table-cell>
          <table:table-cell table:style-name="Table1.C7" office:value-type="string">
            <text:p text:style-name="P25"><text:span text:style-name="T33">El actor puede seleccionar entre las siguiente</text:span><text:span text:style-name="T35">s</text:span><text:span text:style-name="T33"> opciones en la </text:span><text:span text:style-name="T14">PantallaGestiónFormularios:</text:span></text:p>
            <text:p text:style-name="P26"><text:span text:style-name="T14">“</text:span><text:span text:style-name="T16">Alta de formulario</text:span><text:span text:style-name="T14">”, “</text:span><text:span text:style-name="T16">Baja de formulario</text:span><text:span text:style-name="T14">” </text:span><text:span text:style-name="T16">y “Modificar formulario”</text:span></text:p>
          </table:table-cell>
        </table:table-row>
        <table:table-row table:style-name="Table1.1">
          <table:covered-table-cell/>
          <table:table-cell table:style-name="Table1.B8" office:value-type="string">
            <text:p text:style-name="P22">5</text:p>
          </table:table-cell>
          <table:table-cell table:style-name="Table1.C8" office:value-type="string">
            <text:p text:style-name="P27">Si la opción seleccionada es “Alta de formulario” se continua con la ejecución de<text:span text:style-name="T70">l caso de uso</text:span> <text:span text:style-name="T55">Alta de formulario (CU04)</text:span></text:p>
            <text:p text:style-name="P30"/>
            <text:p text:style-name="P28">Si la opción seleccionada es “Baja de formulario” se continua con la ejecución de<text:span text:style-name="T70">l caso de uso</text:span> <text:span text:style-name="T55">Baja de formulario (CU05)</text:span></text:p>
            <text:p text:style-name="P31"/>
            <text:p text:style-name="P29">Si la opción seleccionada es “Modificar formulario” se continua con la ejecución del caso uso <text:span text:style-name="T55">Modificar formulario (CU06)</text:span></text:p>
          </table:table-cell>
        </table:table-row>
        <table:table-row table:style-name="Table1.1">
          <table:table-cell table:style-name="Table1.A2" office:value-type="string">
            <text:p text:style-name="P9">Comentarios</text:p>
          </table:table-cell>
          <table:table-cell table:style-name="Table1.B9" table:number-columns-spanned="2" office:value-type="string">
            <text:p text:style-name="P14">El presente caso de uso podrá ser ejecutado por “<text:span text:style-name="T71">Gestor de formularios</text:span>” y todos aquellos actores que hereden de él.</text:p>
          </table:table-cell>
          <table:covered-table-cell/>
        </table:table-row>
      </table:table>
      <text:p text:style-name="P3"/>
      <text:p text:style-name="P2">CU0<text:span text:style-name="T72">4</text:span>: <text:span text:style-name="T72">Alta de formulari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Descripción</text:p>
          </table:table-cell>
          <table:table-cell table:style-name="Table2.B1" table:number-columns-spanned="2" office:value-type="string">
            <text:p text:style-name="P17">En este caso de uso el actor involucrado podrá <text:span text:style-name="T73">crear nuevos formularios y compartirlos a un público especifico.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6">Actor(es)</text:p>
          </table:table-cell>
          <table:table-cell table:style-name="Table2.B2" table:number-columns-spanned="2" office:value-type="string">
            <text:p text:style-name="P20">Gestor de formularios</text:p>
          </table:table-cell>
          <table:covered-table-cell/>
        </table:table-row>
        <table:table-row table:style-name="Table2.1">
          <table:table-cell table:style-name="Table2.A2" table:number-rows-spanned="7" office:value-type="string">
            <text:p text:style-name="P6">Flujo normal</text:p>
          </table:table-cell>
          <table:table-cell table:style-name="Table2.B3" office:value-type="string">
            <text:p text:style-name="P8">Paso</text:p>
          </table:table-cell>
          <table:table-cell table:style-name="Table2.C3" office:value-type="string">
            <text:p text:style-name="P8">Acción</text:p>
          </table:table-cell>
        </table:table-row>
        <table:table-row table:style-name="Table2.1">
          <table:covered-table-cell/>
          <table:table-cell table:style-name="Table2.B6" office:value-type="string">
            <text:p text:style-name="P24">1</text:p>
          </table:table-cell>
          <table:table-cell table:style-name="Table2.C6" office:value-type="string">
            <text:p text:style-name="P13"><text:span text:style-name="T39">El gestor de formularios presiona el botón “</text:span><text:span text:style-name="T42">Agregar formulario</text:span><text:span text:style-name="T39">”</text:span>; <text:soft-page-break/><text:span text:style-name="T1">Pantalla</text:span><text:span text:style-name="T3">GestionFormularios</text:span> envía el evento “<text:span text:style-name="T74">Agregar formulario</text:span>” a <text:span text:style-name="T1">InterfazUsuario</text:span><text:span text:style-name="T37">; </text:span><text:span text:style-name="T2">InterfazUsuario</text:span><text:span text:style-name="T38"> envía el evento “</text:span><text:span text:style-name="T41">Agregar formulario</text:span><text:span text:style-name="T38">” a </text:span><text:span text:style-name="T2">ManejadorPrincipal</text:span><text:span text:style-name="T38">.</text:span></text:p>
          </table:table-cell>
        </table:table-row>
        <table:table-row table:style-name="Table2.1">
          <table:covered-table-cell/>
          <table:table-cell table:style-name="Table2.B6" office:value-type="string">
            <text:p text:style-name="P23">3</text:p>
          </table:table-cell>
          <table:table-cell table:style-name="Table2.C6" office:value-type="string">
            <text:p text:style-name="P48"><text:span text:style-name="T52">ManejadorPrincipal</text:span><text:span text:style-name="T50"> </text:span><text:span text:style-name="T51">solicita </text:span><text:span text:style-name="T48">desplegarPantalla</text:span><text:span text:style-name="T49">AltaFormulario</text:span><text:span text:style-name="T48"> </text:span><text:span text:style-name="T46">a </text:span><text:span text:style-name="T43">InterfazUsuario</text:span><text:span text:style-name="T46">; </text:span><text:span text:style-name="T44">InterfazUsuario </text:span><text:span text:style-name="T47">despliega </text:span><text:span text:style-name="T44">Pantalla</text:span><text:span text:style-name="T45">AltaFormulario</text:span><text:span text:style-name="T47">.</text:span></text:p>
          </table:table-cell>
        </table:table-row>
        <table:table-row table:style-name="Table2.1">
          <table:covered-table-cell/>
          <table:table-cell table:style-name="Table2.B6" office:value-type="string">
            <text:p text:style-name="P23">4</text:p>
          </table:table-cell>
          <table:table-cell table:style-name="Table2.C6" office:value-type="string">
            <text:p text:style-name="P49"><text:span text:style-name="T33">El actor </text:span><text:span text:style-name="T36">rellena los campos </text:span><text:span text:style-name="T75">nombre de formulario</text:span><text:span text:style-name="T36">, </text:span><text:span text:style-name="T76">correo</text:span><text:span text:style-name="T36"> para recibir respuestas, definirá el </text:span><text:span text:style-name="T76">tiempo de visibilidad</text:span><text:span text:style-name="T36"> (puede ser permanente) y también definirá para que </text:span><text:span text:style-name="T76">tipo de público</text:span><text:span text:style-name="T36"> será visible.</text:span></text:p>
            <text:p text:style-name="P50"><office:annotation office:name="__Annotation__559_1313992021"><dc:creator>Unknown Author</dc:creator><dc:date>2017-11-03T17:26:12.665379435</dc:date><text:p text:style-name="P56"><text:span text:style-name="T80">¿Futuro CASO DE USO?</text:span></text:p></office:annotation><text:span text:style-name="T36">T</text:span><text:span text:style-name="T33">ambién diseña el formato del formulario.</text:span><office:annotation-end office:name="__Annotation__559_1313992021"/></text:p>
          </table:table-cell>
        </table:table-row>
        <table:table-row table:style-name="Table2.1">
          <table:covered-table-cell/>
          <table:table-cell table:style-name="Table2.B9" office:value-type="string">
            <text:p text:style-name="P23">5</text:p>
          </table:table-cell>
          <table:table-cell table:style-name="Table2.C9" office:value-type="string">
            <text:p text:style-name="P53">Si el gestor de formulario tiene libertad de publicació<text:span text:style-name="T79">n presiona el botón “Publicar formulario”; </text:span><text:span text:style-name="T4">PantallaAltaFormulario</text:span><text:span text:style-name="T77"> enviá el evento “Publicar formulario” a </text:span><text:span text:style-name="T4">InterfazUsuario</text:span><text:span text:style-name="T77">; </text:span><text:span text:style-name="T7">InterfazUsuario</text:span><text:span text:style-name="T77"> enviá el evento “Publicar formulario” a </text:span><text:span text:style-name="T5">ManejadorPrincipal;</text:span></text:p>
          </table:table-cell>
        </table:table-row>
        <table:table-row table:style-name="Table2.1">
          <table:covered-table-cell/>
          <table:table-cell table:style-name="Table2.B9" office:value-type="string">
            <text:p text:style-name="P54">6</text:p>
          </table:table-cell>
          <table:table-cell table:style-name="Table2.C9" office:value-type="string">
            <text:p text:style-name="P52"><text:span text:style-name="T6">ManejadorPrincipal</text:span><text:span text:style-name="T78"> solicita </text:span><text:span text:style-name="T10">publicarFormulario </text:span><text:span text:style-name="T17">a </text:span><text:span text:style-name="T26">ManejadorFormulario</text:span><text:span text:style-name="T17">; </text:span><text:span text:style-name="T27">ManejadorFormulario</text:span><text:span text:style-name="T18"> </text:span><text:span text:style-name="T19">solicita </text:span><text:span text:style-name="T11">publicarFormulario </text:span><text:span text:style-name="T20">a </text:span><text:span text:style-name="T28">InterfazBaseDatos;</text:span><text:span text:style-name="T20"> </text:span><text:span text:style-name="T29">InterfazBaseDatos</text:span><text:span text:style-name="T21"> </text:span><text:span text:style-name="T22">solicita </text:span><text:span text:style-name="T12">publicarFormulario </text:span><text:span text:style-name="T22">a </text:span><text:span text:style-name="T30">BaseDatos;</text:span><text:span text:style-name="T22"> </text:span><text:span text:style-name="T31">BaseDeDatos</text:span><text:span text:style-name="T23"> devuelve </text:span><text:span text:style-name="T13">OK </text:span><text:span text:style-name="T23">a </text:span><text:span text:style-name="T32">Interfaz</text:span><text:span text:style-name="T31">BaseDatos</text:span><text:span text:style-name="T23">; </text:span><text:span text:style-name="T31">InterfazBaseDatos</text:span><text:span text:style-name="T23"> devuelve </text:span><text:span text:style-name="T13">OK</text:span><text:span text:style-name="T23"> a </text:span><text:span text:style-name="T31">ManejadorFormulario</text:span><text:span text:style-name="T23">; </text:span><text:span text:style-name="T31">ManejadorFormulario</text:span><text:span text:style-name="T23"> devuelve </text:span><text:span text:style-name="T13">OK</text:span><text:span text:style-name="T23"> a </text:span><text:span text:style-name="T31">ManejadorPrincipal</text:span><text:span text:style-name="T23">.</text:span></text:p>
          </table:table-cell>
        </table:table-row>
        <table:table-row table:style-name="Table2.1">
          <table:covered-table-cell/>
          <table:table-cell table:style-name="Table2.B9" office:value-type="string">
            <text:p text:style-name="P55">7</text:p>
          </table:table-cell>
          <table:table-cell table:style-name="Table2.C9" office:value-type="string">
            <text:p text:style-name="P51"/>
          </table:table-cell>
        </table:table-row>
        <table:table-row table:style-name="Table2.1">
          <table:table-cell table:style-name="Table2.A2" office:value-type="string">
            <text:p text:style-name="P10">Comentarios</text:p>
          </table:table-cell>
          <table:table-cell table:style-name="Table2.B10" table:number-columns-spanned="2" office:value-type="string">
            <text:p text:style-name="P15">El presente caso de uso podrá ser ejecutado por “<text:span text:style-name="T71">Gestor de formularios</text:span>” y todos aquellos <text:soft-page-break/>actores que hereden de él.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6-09-20T10:34:08.737789623</meta:creation-date>
    <meta:generator>LibreOffice/5.4.1.2$Linux_X86_64 LibreOffice_project/ea7cb86e6eeb2bf3a5af73a8f7777ac570321527</meta:generator>
    <dc:date>2017-11-03T19:26:47.770610478</dc:date>
    <meta:editing-duration>PT7H43M21S</meta:editing-duration>
    <meta:editing-cycles>67</meta:editing-cycles>
    <meta:document-statistic meta:table-count="3" meta:image-count="0" meta:object-count="0" meta:page-count="4" meta:paragraph-count="76" meta:word-count="484" meta:character-count="3627" meta:non-whitespace-character-count="3219"/>
  </office:meta>
</office:document-meta>
</file>